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algorithm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iterations</text:p>
          </table:table-cell>
          <table:table-cell office:value-type="string" calcext:value-type="string">
            <text:p><text:s/>total_runtime(ms)</text:p>
          </table:table-cell>
          <table:table-cell office:value-type="string" calcext:value-type="string">
            <text:p><text:s/>average_runtime(ms)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85" calcext:value-type="float">
            <text:p>8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511" calcext:value-type="float">
            <text:p>511</text:p>
          </table:table-cell>
          <table:table-cell office:value-type="float" office:value="1000" calcext:value-type="float">
            <text:p>1000</text:p>
          </table:table-cell>
          <table:table-cell office:value-type="float" office:value="921" calcext:value-type="float">
            <text:p>921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511" calcext:value-type="float">
            <text:p>511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926" calcext:value-type="float">
            <text:p>926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949" calcext:value-type="float">
            <text:p>949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514" calcext:value-type="float">
            <text:p>514</text:p>
          </table:table-cell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1023" calcext:value-type="float">
            <text:p>1023</text:p>
          </table:table-cell>
          <table:table-cell office:value-type="float" office:value="1000" calcext:value-type="float">
            <text:p>1000</text:p>
          </table:table-cell>
          <table:table-cell office:value-type="float" office:value="7129" calcext:value-type="float">
            <text:p>7129</text:p>
          </table:table-cell>
          <table:table-cell office:value-type="float" office:value="7.129" calcext:value-type="float">
            <text:p>7.129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1023" calcext:value-type="float">
            <text:p>1023</text:p>
          </table:table-cell>
          <table:table-cell office:value-type="float" office:value="1000" calcext:value-type="float">
            <text:p>1000</text:p>
          </table:table-cell>
          <table:table-cell office:value-type="float" office:value="272" calcext:value-type="float">
            <text:p>272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7246" calcext:value-type="float">
            <text:p>7246</text:p>
          </table:table-cell>
          <table:table-cell office:value-type="float" office:value="7.246" calcext:value-type="float">
            <text:p>7.246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7426" calcext:value-type="float">
            <text:p>7426</text:p>
          </table:table-cell>
          <table:table-cell office:value-type="float" office:value="7.426" calcext:value-type="float">
            <text:p>7.426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325" calcext:value-type="float">
            <text:p>325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2047" calcext:value-type="float">
            <text:p>2047</text:p>
          </table:table-cell>
          <table:table-cell office:value-type="float" office:value="1000" calcext:value-type="float">
            <text:p>1000</text:p>
          </table:table-cell>
          <table:table-cell office:value-type="float" office:value="67936" calcext:value-type="float">
            <text:p>67936</text:p>
          </table:table-cell>
          <table:table-cell office:value-type="float" office:value="67.936" calcext:value-type="float">
            <text:p>67.936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2047" calcext:value-type="float">
            <text:p>2047</text:p>
          </table:table-cell>
          <table:table-cell office:value-type="float" office:value="1000" calcext:value-type="float">
            <text:p>1000</text:p>
          </table:table-cell>
          <table:table-cell office:value-type="float" office:value="2203" calcext:value-type="float">
            <text:p>2203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70142" calcext:value-type="float">
            <text:p>70142</text:p>
          </table:table-cell>
          <table:table-cell office:value-type="float" office:value="70.142" calcext:value-type="float">
            <text:p>70.142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184" calcext:value-type="float">
            <text:p>2184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71233" calcext:value-type="float">
            <text:p>71233</text:p>
          </table:table-cell>
          <table:table-cell office:value-type="float" office:value="71.233" calcext:value-type="float">
            <text:p>71.233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2435" calcext:value-type="float">
            <text:p>2435</text:p>
          </table:table-cell>
          <table:table-cell office:value-type="float" office:value="2.435" calcext:value-type="float">
            <text:p>2.435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4095" calcext:value-type="float">
            <text:p>4095</text:p>
          </table:table-cell>
          <table:table-cell office:value-type="float" office:value="1000" calcext:value-type="float">
            <text:p>1000</text:p>
          </table:table-cell>
          <table:table-cell office:value-type="float" office:value="699559" calcext:value-type="float">
            <text:p>699559</text:p>
          </table:table-cell>
          <table:table-cell office:value-type="float" office:value="699.559" calcext:value-type="float">
            <text:p>699.559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4095" calcext:value-type="float">
            <text:p>4095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710376" calcext:value-type="float">
            <text:p>710376</text:p>
          </table:table-cell>
          <table:table-cell office:value-type="float" office:value="710.376" calcext:value-type="float">
            <text:p>710.376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cusparseSpMM</text:p>
          </table:table-cell>
          <table:table-cell table:number-columns-repeated="3" office:value-type="float" office:value="4098" calcext:value-type="float">
            <text:p>4098</text:p>
          </table:table-cell>
          <table:table-cell office:value-type="float" office:value="1000" calcext:value-type="float">
            <text:p>1000</text:p>
          </table:table-cell>
          <table:table-cell office:value-type="float" office:value="661580" calcext:value-type="float">
            <text:p>661580</text:p>
          </table:table-cell>
          <table:table-cell office:value-type="float" office:value="661.58" calcext:value-type="float">
            <text:p>661.58</text:p>
          </table:table-cell>
        </table:table-row>
        <table:table-row table:style-name="ro1">
          <table:table-cell office:value-type="string" calcext:value-type="string">
            <text:p>cublasSgemm</text:p>
          </table:table-cell>
          <table:table-cell table:number-columns-repeated="3" office:value-type="float" office:value="4098" calcext:value-type="float">
            <text:p>4098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0.023" calcext:value-type="float">
            <text:p>0.023</text:p>
          </table:table-cell>
        </table:table-row>
      </table:table>
      <table:table table:name="Pivot Table_results_1" table:style-name="ta1">
        <table:shapes>
          <draw:frame draw:z-index="0" draw:style-name="gr1" draw:text-style-name="P1" svg:width="6.298in" svg:height="3.5449in" svg:x="9.0839in" svg:y="0.0732in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2.7213in" svg:y="0.0937in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4"/>
        <table:table-column table:style-name="co6" table:default-cell-style-name="ce9"/>
        <table:table-column table:style-name="co6" table:default-cell-style-name="ce14"/>
        <table:table-row table:style-name="ro1">
          <table:table-cell table:style-name="ce1" office:value-type="string" calcext:value-type="string">
            <text:p>Max - <text:s/>average_runtime(ms)</text:p>
          </table:table-cell>
          <table:table-cell table:style-name="ce6" office:value-type="string" calcext:value-type="string">
            <text:p># algorithm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<text:s/>M</text:p>
          </table:table-cell>
          <table:table-cell table:style-name="ce7" office:value-type="string" calcext:value-type="string">
            <text:p>cublasSgemm</text:p>
          </table:table-cell>
          <table:table-cell table:style-name="ce12" office:value-type="string" calcext:value-type="string">
            <text:p>cusparseSpMM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0.012" calcext:value-type="float">
            <text:p>0.012</text:p>
          </table:table-cell>
          <table:table-cell table:style-name="ce13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14" calcext:value-type="float">
            <text:p>0.01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39" calcext:value-type="float">
            <text:p>0.039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39" calcext:value-type="float">
            <text:p>0.039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49" calcext:value-type="float">
            <text:p>0.049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272" calcext:value-type="float">
            <text:p>0.272</text:p>
          </table:table-cell>
          <table:table-cell office:value-type="float" office:value="7.129" calcext:value-type="float">
            <text:p>7.1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4" calcext:value-type="float">
            <text:p>0.274</text:p>
          </table:table-cell>
          <table:table-cell office:value-type="float" office:value="7.246" calcext:value-type="float">
            <text:p>7.24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325" calcext:value-type="float">
            <text:p>0.325</text:p>
          </table:table-cell>
          <table:table-cell office:value-type="float" office:value="7.426" calcext:value-type="float">
            <text:p>7.42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.203" calcext:value-type="float">
            <text:p>2.203</text:p>
          </table:table-cell>
          <table:table-cell office:value-type="float" office:value="67.936" calcext:value-type="float">
            <text:p>67.9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.184" calcext:value-type="float">
            <text:p>2.184</text:p>
          </table:table-cell>
          <table:table-cell office:value-type="float" office:value="70.142" calcext:value-type="float">
            <text:p>70.14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.435" calcext:value-type="float">
            <text:p>2.435</text:p>
          </table:table-cell>
          <table:table-cell office:value-type="float" office:value="71.233" calcext:value-type="float">
            <text:p>71.233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0.021" calcext:value-type="float">
            <text:p>0.021</text:p>
          </table:table-cell>
          <table:table-cell office:value-type="float" office:value="699.559" calcext:value-type="float">
            <text:p>699.5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24" calcext:value-type="float">
            <text:p>0.024</text:p>
          </table:table-cell>
          <table:table-cell office:value-type="float" office:value="710.376" calcext:value-type="float">
            <text:p>710.376</text:p>
          </table:table-cell>
        </table:table-row>
        <table:table-row table:style-name="ro1">
          <table:table-cell table:style-name="ce5" office:value-type="float" office:value="4098" calcext:value-type="float">
            <text:p>4098</text:p>
          </table:table-cell>
          <table:table-cell table:style-name="ce10" office:value-type="float" office:value="0.023" calcext:value-type="float">
            <text:p>0.023</text:p>
          </table:table-cell>
          <table:table-cell table:style-name="ce15" office:value-type="float" office:value="661.58" calcext:value-type="float">
            <text:p>661.58</text:p>
          </table:table-cell>
        </table:table-row>
      </table:table>
      <table:named-expressions/>
      <table:data-pilot-tables>
        <table:data-pilot-table table:name="DataPilot1" table:application-data="" table:target-range-address="'Pivot Table_results_1'.A1:'Pivot Table_results_1'.C26" table:buttons="'Pivot Table_results_1'.A2 'Pivot Table_results_1'.B1" table:grand-total="none" table:show-filter-button="false" table:drill-down-on-double-click="false">
          <table:source-cell-range table:cell-range-address="results.A1:results.G49"/>
          <table:data-pilot-field table:source-field-name="# algorithm" table:orientation="column" table:used-hierarchy="0" table:function="auto">
            <table:data-pilot-level table:show-empty="false" calcext:repeat-item-labels="false">
              <table:data-pilot-members>
                <table:data-pilot-member table:name="cublasSgemm" table:display="true" table:show-details="true"/>
                <table:data-pilot-member table:name="cusparseSpM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M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8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6" table:display="true" table:show-details="true"/>
                <table:data-pilot-member table:name="2047" table:display="true" table:show-details="true"/>
                <table:data-pilot-member table:name="2048" table:display="true" table:show-details="true"/>
                <table:data-pilot-member table:name="2050" table:display="true" table:show-details="true"/>
                <table:data-pilot-member table:name="4095" table:display="true" table:show-details="true"/>
                <table:data-pilot-member table:name="4096" table:display="true" table:show-details="true"/>
                <table:data-pilot-member table:name="40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verage_runtime(ms)" table:orientation="data" table:used-hierarchy="0" table:function="max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1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39" table:display="true" table:show-details="true"/>
                <table:data-pilot-member table:name="0.049" table:display="true" table:show-details="true"/>
                <table:data-pilot-member table:name="0.06" table:display="true" table:show-details="true"/>
                <table:data-pilot-member table:name="0.085" table:display="true" table:show-details="true"/>
                <table:data-pilot-member table:name="0.091" table:display="true" table:show-details="true"/>
                <table:data-pilot-member table:name="0.14" table:display="true" table:show-details="true"/>
                <table:data-pilot-member table:name="0.272" table:display="true" table:show-details="true"/>
                <table:data-pilot-member table:name="0.274" table:display="true" table:show-details="true"/>
                <table:data-pilot-member table:name="0.325" table:display="true" table:show-details="true"/>
                <table:data-pilot-member table:name="0.921" table:display="true" table:show-details="true"/>
                <table:data-pilot-member table:name="0.926" table:display="true" table:show-details="true"/>
                <table:data-pilot-member table:name="0.949" table:display="true" table:show-details="true"/>
                <table:data-pilot-member table:name="2.184" table:display="true" table:show-details="true"/>
                <table:data-pilot-member table:name="2.203" table:display="true" table:show-details="true"/>
                <table:data-pilot-member table:name="2.435" table:display="true" table:show-details="true"/>
                <table:data-pilot-member table:name="7.129" table:display="true" table:show-details="true"/>
                <table:data-pilot-member table:name="7.246" table:display="true" table:show-details="true"/>
                <table:data-pilot-member table:name="7.426" table:display="true" table:show-details="true"/>
                <table:data-pilot-member table:name="67.936" table:display="true" table:show-details="true"/>
                <table:data-pilot-member table:name="70.142" table:display="true" table:show-details="true"/>
                <table:data-pilot-member table:name="71.233" table:display="true" table:show-details="true"/>
                <table:data-pilot-member table:name="661.58" table:display="true" table:show-details="true"/>
                <table:data-pilot-member table:name="699.559" table:display="true" table:show-details="true"/>
                <table:data-pilot-member table:name="710.3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3T19:25:06.327000000</dc:date>
    <meta:editing-duration>PT1M54S</meta:editing-duration>
    <meta:editing-cycles>1</meta:editing-cycles>
    <meta:document-statistic meta:table-count="2" meta:cell-count="420" meta:object-count="2"/>
    <meta:generator>LibreOffice/7.5.4.2$Windows_X86_64 LibreOffice_project/36ccfdc35048b057fd9854c757a8b67ec53977b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legend chart:legend-position="end" svg:x="12.835cm" svg:y="2.951cm" style:legend-expansion="high" chart:style-name="ch2"/>
        <chart:plot-area chart:style-name="ch3" table:cell-range-address="PivotChart" chart:data-source-has-labels="column" svg:x="0.319cm" svg:y="0.153cm" svg:width="12.195cm" svg:height="7.744cm">
          <chart:coordinate-region svg:x="1.126cm" svg:y="0.353cm" svg:width="11.388cm" svg:height="6.4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4"/>
          </chart:series>
          <chart:series chart:style-name="ch8" chart:values-cell-range-address="PT@data 1" chart:label-cell-address="PT@label 1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blasSgemm</text:p>
                <draw:g>
                  <svg:desc>PT@label 0</svg:desc>
                </draw:g>
              </table:table-cell>
              <table:table-cell office:value-type="string">
                <text:p>cusparseSpMM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</text:p>
                <draw:g>
                  <svg:desc>PT@categories</svg:desc>
                </draw:g>
              </table:table-cell>
              <table:table-cell office:value-type="float" office:value="0.012">
                <text:p>0.012</text:p>
                <draw:g>
                  <svg:desc>PT@data 0</svg:desc>
                </draw:g>
              </table:table-cell>
              <table:table-cell office:value-type="float" office:value="0.018">
                <text:p>0.01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">
                <text:p>0.0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">
                <text:p>0.0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4">
                <text:p>0.0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3">
                <text:p>0.01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5">
                <text:p>0.01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39">
                <text:p>0.039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49">
                <text:p>0.049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72">
                <text:p>0.272</text:p>
              </table:table-cell>
              <table:table-cell office:value-type="float" office:value="7.129">
                <text:p>7.12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74">
                <text:p>0.274</text:p>
              </table:table-cell>
              <table:table-cell office:value-type="float" office:value="7.246">
                <text:p>7.2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25">
                <text:p>0.325</text:p>
              </table:table-cell>
              <table:table-cell office:value-type="float" office:value="7.426">
                <text:p>7.42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.203">
                <text:p>2.203</text:p>
              </table:table-cell>
              <table:table-cell office:value-type="float" office:value="67.936">
                <text:p>67.93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.184">
                <text:p>2.184</text:p>
              </table:table-cell>
              <table:table-cell office:value-type="float" office:value="70.142">
                <text:p>70.14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.435">
                <text:p>2.435</text:p>
              </table:table-cell>
              <table:table-cell office:value-type="float" office:value="71.233">
                <text:p>71.233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0.021">
                <text:p>0.021</text:p>
              </table:table-cell>
              <table:table-cell office:value-type="float" office:value="699.559">
                <text:p>699.55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024">
                <text:p>0.024</text:p>
              </table:table-cell>
              <table:table-cell office:value-type="float" office:value="710.376">
                <text:p>710.376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0.023">
                <text:p>0.023</text:p>
              </table:table-cell>
              <table:table-cell office:value-type="float" office:value="661.58">
                <text:p>661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line" chart:style-name="ch1">
        <chart:legend chart:legend-position="end" svg:x="12.246cm" svg:y="2.952cm" style:legend-expansion="high" chart:style-name="ch2"/>
        <chart:plot-area chart:style-name="ch3" table:cell-range-address="PivotChart" chart:data-source-has-labels="column" svg:x="0.319cm" svg:y="0.18cm" svg:width="11.608cm" svg:height="7.746cm">
          <chart:coordinate-region svg:x="1.311cm" svg:y="0.38cm" svg:width="10.616cm" svg:height="6.49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24"/>
          </chart:series>
          <chart:series chart:style-name="ch8" chart:values-cell-range-address="PT@data 1" chart:label-cell-address="PT@label 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blasSgemm</text:p>
                <draw:g>
                  <svg:desc>PT@label 0</svg:desc>
                </draw:g>
              </table:table-cell>
              <table:table-cell office:value-type="string">
                <text:p>cusparseSpMM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</text:p>
                <draw:g>
                  <svg:desc>PT@categories</svg:desc>
                </draw:g>
              </table:table-cell>
              <table:table-cell office:value-type="float" office:value="0.012">
                <text:p>0.012</text:p>
                <draw:g>
                  <svg:desc>PT@data 0</svg:desc>
                </draw:g>
              </table:table-cell>
              <table:table-cell office:value-type="float" office:value="0.018">
                <text:p>0.01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">
                <text:p>0.0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">
                <text:p>0.0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4">
                <text:p>0.0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3">
                <text:p>0.01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5">
                <text:p>0.01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39">
                <text:p>0.039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49">
                <text:p>0.049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72">
                <text:p>0.272</text:p>
              </table:table-cell>
              <table:table-cell office:value-type="float" office:value="7.129">
                <text:p>7.12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74">
                <text:p>0.274</text:p>
              </table:table-cell>
              <table:table-cell office:value-type="float" office:value="7.246">
                <text:p>7.2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25">
                <text:p>0.325</text:p>
              </table:table-cell>
              <table:table-cell office:value-type="float" office:value="7.426">
                <text:p>7.42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.203">
                <text:p>2.203</text:p>
              </table:table-cell>
              <table:table-cell office:value-type="float" office:value="67.936">
                <text:p>67.93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.184">
                <text:p>2.184</text:p>
              </table:table-cell>
              <table:table-cell office:value-type="float" office:value="70.142">
                <text:p>70.14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.435">
                <text:p>2.435</text:p>
              </table:table-cell>
              <table:table-cell office:value-type="float" office:value="71.233">
                <text:p>71.233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0.021">
                <text:p>0.021</text:p>
              </table:table-cell>
              <table:table-cell office:value-type="float" office:value="699.559">
                <text:p>699.55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024">
                <text:p>0.024</text:p>
              </table:table-cell>
              <table:table-cell office:value-type="float" office:value="710.376">
                <text:p>710.376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0.023">
                <text:p>0.023</text:p>
              </table:table-cell>
              <table:table-cell office:value-type="float" office:value="661.58">
                <text:p>661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